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7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draw:fill="none" fo:min-height="16.51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6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96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2.011cm" fo:margin-right="0cm" fo:line-height="100%" fo:text-align="center" fo:text-indent="-1.693cm"/>
      <style:text-properties fo:font-size="28pt"/>
    </style:style>
    <style:style style:name="P2" style:family="paragraph">
      <loext:graphic-properties draw:fill="none" draw:fill-color="#ffffff"/>
      <style:paragraph-properties fo:margin-left="2.011cm" fo:margin-right="0cm" fo:line-height="100%" fo:text-align="center" fo:text-indent="-1.693cm"/>
      <style:text-properties fo:color="#000000" fo:font-size="28pt" fo:text-shadow="none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2.062cm" fo:margin-right="0cm" fo:line-height="100%" fo:text-align="center" fo:text-indent="-2.062cm"/>
      <style:text-properties fo:font-size="36pt"/>
    </style:style>
    <style:style style:name="P5" style:family="paragraph">
      <style:paragraph-properties fo:margin-left="2.011cm" fo:margin-right="0cm" fo:line-height="100%" fo:text-align="center" fo:text-indent="-1.693cm"/>
      <style:text-properties fo:font-size="36pt"/>
    </style:style>
    <style:style style:name="P6" style:family="paragraph">
      <loext:graphic-properties draw:fill="none" draw:fill-color="#ffffff"/>
      <style:paragraph-properties fo:margin-left="2.062cm" fo:margin-right="0cm" fo:line-height="100%" fo:text-align="center" fo:text-indent="-2.062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line-height="100%" fo:text-align="center" fo:text-indent="0cm"/>
      <style:text-properties fo:font-size="36pt"/>
    </style:style>
    <style:style style:name="P8" style:family="paragraph">
      <style:paragraph-properties fo:margin-left="1.745cm" fo:margin-right="0cm" fo:line-height="100%" fo:text-align="center" fo:text-indent="-1.745cm"/>
      <style:text-properties fo:font-size="36pt"/>
    </style:style>
    <style:style style:name="P9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2.011cm" fo:margin-right="0cm" fo:line-height="150%" fo:text-indent="-1.693cm"/>
      <style:text-properties fo:font-size="24.7999992370605pt"/>
    </style:style>
    <style:style style:name="P11" style:family="paragraph">
      <loext:graphic-properties draw:fill="none"/>
      <style:paragraph-properties fo:margin-left="2.011cm" fo:margin-right="0cm" fo:line-height="150%" fo:text-indent="-1.693cm"/>
      <style:text-properties fo:font-size="24.7999992370605pt" style:font-size-asian="33pt" style:font-size-complex="33pt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  <style:paragraph-properties fo:margin-left="2.062cm" fo:margin-right="0cm" fo:line-height="100%" fo:text-align="center" fo:text-indent="-2.062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4" style:family="paragraph">
      <style:paragraph-properties fo:line-height="100%" fo:text-align="center"/>
      <style:text-properties fo:font-size="36pt"/>
    </style:style>
    <style:style style:name="P15" style:family="paragraph">
      <style:paragraph-properties fo:text-align="start"/>
      <style:text-properties fo:font-size="36pt"/>
    </style:style>
    <style:style style:name="P16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fo:font-size="36pt" fo:text-shadow="1pt 1pt" style:font-size-asian="36pt" style:font-size-complex="36pt"/>
    </style:style>
    <style:style style:name="T6" style:family="text">
      <style:text-properties fo:color="#000000" style:font-name="Segoe UI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429cm" svg:x="1.524cm" svg:y="0.635cm">
          <draw:text-box>
            <text:p text:style-name="P1"><text:span text:style-name="T1">HYMN #558</text:span></text:p>
            <text:p text:style-name="P1"><text:span text:style-name="T2">“</text:span><text:span text:style-name="T2">Not unto U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6" draw:layer="layout" svg:width="25.4cm" svg:height="7.766cm" svg:x="1.27cm" svg:y="0.508cm">
          <draw:text-box>
            <text:p text:style-name="P4"><text:span text:style-name="T3">1. </text:span><text:span text:style-name="T4">Not unto us,</text:span></text:p>
            <text:p text:style-name="P5"><text:span text:style-name="T4">not unto us be glory, Lord;</text:span></text:p>
            <text:p text:style-name="P5"><text:span text:style-name="T4">Not unto us</text:span></text:p>
            <text:p text:style-name="P5"><text:span text:style-name="T4">but to Your name be prais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3" draw:text-style-name="P6" draw:layer="layout" svg:width="25.4cm" svg:height="7.766cm" svg:x="1.27cm" svg:y="0.663cm">
          <draw:text-box>
            <text:p text:style-name="P4"><text:span text:style-name="T4">Not unto us</text:span></text:p>
            <text:p text:style-name="P4"><text:span text:style-name="T4">but to Your name all honor be giv’n</text:span></text:p>
            <text:p text:style-name="P7"><text:span text:style-name="T4">For matchless mercy, </text:span></text:p>
            <text:p text:style-name="P8"><text:span text:style-name="T4">forgiveness, and gr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4" draw:text-style-name="P9" draw:layer="layout" svg:width="24.892cm" svg:height="7.366cm" svg:x="1.432cm" svg:y="0.508cm">
          <draw:text-box>
            <text:p text:style-name="P7"><text:span text:style-name="T3">2. </text:span><text:span text:style-name="T4">Amazing grace-</text:span></text:p>
            <text:p text:style-name="P7"><text:span text:style-name="T4">that chose us ere the worlds were made;</text:span></text:p>
            <text:p text:style-name="P7"><text:span text:style-name="T4">Amazing grace-</text:span></text:p>
            <text:p text:style-name="P7"><text:span text:style-name="T4">that sent Your Son to save;</text:span></text:p>
          </draw:text-box>
        </draw:frame>
        <draw:frame draw:style-name="gr5" draw:text-style-name="P11" draw:layer="layout" svg:width="28.675cm" svg:height="16.764cm" svg:x="7.366cm" svg:y="3.048cm">
          <draw:text-box>
            <text:p text:style-name="P10"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6" draw:text-style-name="P13" draw:layer="layout" svg:width="24.638cm" svg:height="7.011cm" svg:x="1.708cm" svg:y="0.609cm">
          <draw:text-box>
            <text:p text:style-name="P4"><text:span text:style-name="T4">Amazing grace-</text:span></text:p>
            <text:p text:style-name="P7"><text:span text:style-name="T4">that robed us in Your righteousness</text:span></text:p>
            <text:p text:style-name="P7"><text:span text:style-name="T4">And taught our lips to</text:span></text:p>
            <text:p text:style-name="P7"><text:span text:style-name="T4">sing glory and 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7" draw:text-style-name="P13" draw:layer="layout" svg:width="25.146cm" svg:height="7.216cm" svg:x="1.27cm" svg:y="0.658cm">
          <draw:text-box>
            <text:p text:style-name="P4"><text:span text:style-name="T3">3. </text:span><text:span text:style-name="T4">O faithful love-</text:span></text:p>
            <text:p text:style-name="P7"><text:span text:style-name="T4">that shepherded through faithless years;</text:span></text:p>
            <text:p text:style-name="P7"><text:span text:style-name="T4">Forgiving love-</text:span></text:p>
            <text:p text:style-name="P7"><text:span text:style-name="T4">that led us to Your truth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6" draw:text-style-name="P13" draw:layer="layout" svg:width="24.638cm" svg:height="7.011cm" svg:x="1.618cm" svg:y="0.578cm">
          <draw:text-box>
            <text:p text:style-name="P4"><text:span text:style-name="T4">Unyielding love-</text:span></text:p>
            <text:p text:style-name="P7"><text:span text:style-name="T4">that would not let us turn from You</text:span></text:p>
            <text:p text:style-name="P7"><text:span text:style-name="T4">But sent us forth</text:span></text:p>
            <text:p text:style-name="P7"><text:span text:style-name="T4">to speak pardon and pe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8" draw:text-style-name="P6" draw:layer="layout" svg:width="24.293cm" svg:height="7.011cm" svg:x="1.869cm" svg:y="0.508cm">
          <draw:text-box>
            <text:p text:style-name="P4"><text:span text:style-name="T3">4. </text:span><text:span text:style-name="T4">Not unto us</text:span></text:p>
            <text:p text:style-name="P4"><text:span text:style-name="T4">but to Your name be glory, Lord,</text:span></text:p>
            <text:p text:style-name="P7"><text:span text:style-name="T4">For grace so rich,</text:span></text:p>
            <text:p text:style-name="P7"><text:span text:style-name="T4">so wide, so high, so fr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9" draw:text-style-name="P16" draw:layer="layout" svg:width="24.802cm" svg:height="13.211cm" svg:x="1.524cm" svg:y="0.424cm">
          <draw:text-box>
            <text:p text:style-name="P7"><text:span text:style-name="T4">Abide with us</text:span></text:p>
            <text:p text:style-name="P7"><text:span text:style-name="T4">till trav’ling days are over and done,</text:span></text:p>
            <text:p text:style-name="P14"><text:span text:style-name="T4">And pilgrim feet</text:span></text:p>
            <text:p text:style-name="P14"><text:span text:style-name="T4">lead us home, Lord, to You.</text:span></text:p>
            <text:p text:style-name="P15"><text:span text:style-name="T6"/></text:p>
            <text:p text:style-name="P15"><text:span text:style-name="T4"><text:s text:c="2"/></text:span><text:span text:style-name="T6"><text:s/></text:span><text:span text:style-name="T6">© 1993 Ruth Eggert.</text:span></text:p>
            <text:p text:style-name="P15"><text:span text:style-name="T6"><text:s text:c="5"/></text:span><text:span text:style-name="T6">Used by permission: </text:span></text:p>
            <text:p text:style-name="P15"><text:span text:style-name="T6"><text:s text:c="5"/></text:span><text:span text:style-name="T6">LSB Hymn License </text:span></text:p>
            <text:p text:style-name="P15"><text:span text:style-name="T6"><text:s text:c="4"/></text:span><text:span text:style-name="T6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fo:font-size="6.5pt" fo:font-style="normal" style:text-underline-style="none" fo:font-weight="normal" style:font-size-asian="6.5pt" style:font-style-asian="normal" style:font-weight-asian="normal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1T20:23:41.444000000</meta:creation-date>
    <dc:date>2019-04-23T16:11:20.437000000</dc:date>
    <meta:editing-duration>PT30M6S</meta:editing-duration>
    <meta:editing-cycles>8</meta:editing-cycles>
    <meta:generator>LibreOffice/6.1.5.2$Windows_X86_64 LibreOffice_project/90f8dcf33c87b3705e78202e3df5142b201bd805</meta:generator>
    <meta:document-statistic meta:object-count="49"/>
  </office:meta>
</office:document-meta>
</file>